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2c35" officeooo:paragraph-rsid="001e2c35"/>
    </style:style>
    <style:style style:name="P2" style:family="paragraph" style:parent-style-name="Standard">
      <style:paragraph-properties fo:text-align="start" style:justify-single-word="false"/>
      <style:text-properties fo:font-size="8pt" fo:font-weight="normal" officeooo:rsid="001e2c35" officeooo:paragraph-rsid="001e2c35" style:font-size-asian="7pt" style:font-weight-asian="normal" style:font-size-complex="8pt" style:font-weight-complex="normal"/>
    </style:style>
    <style:style style:name="P3" style:family="paragraph" style:parent-style-name="Standard">
      <style:paragraph-properties fo:text-align="start" style:justify-single-word="false"/>
      <style:text-properties fo:font-size="8pt" fo:font-weight="normal" officeooo:rsid="002dabfc" officeooo:paragraph-rsid="002dabfc" style:font-size-asian="7pt" style:font-weight-asian="normal" style:font-size-complex="8pt" style:font-weight-complex="normal"/>
    </style:style>
    <style:style style:name="P4" style:family="paragraph" style:parent-style-name="Standard">
      <style:paragraph-properties fo:text-align="start" style:justify-single-word="false"/>
      <style:text-properties fo:font-size="8pt" fo:font-weight="normal" officeooo:rsid="002e5c1d" officeooo:paragraph-rsid="002e5c1d" style:font-size-asian="7pt" style:font-weight-asian="normal" style:font-size-complex="8pt" style:font-weight-complex="normal"/>
    </style:style>
    <style:style style:name="P5" style:family="paragraph" style:parent-style-name="Standard">
      <style:paragraph-properties fo:text-align="start" style:justify-single-word="false"/>
      <style:text-properties fo:font-size="8pt" fo:font-weight="normal" officeooo:rsid="002e5c1d" officeooo:paragraph-rsid="003112e2" style:font-size-asian="7pt" style:font-weight-asian="normal" style:font-size-complex="8pt" style:font-weight-complex="normal"/>
    </style:style>
    <style:style style:name="P6" style:family="paragraph" style:parent-style-name="Standard">
      <style:paragraph-properties fo:text-align="start" style:justify-single-word="false"/>
      <style:text-properties fo:font-size="8pt" fo:font-weight="normal" officeooo:rsid="003a347f" officeooo:paragraph-rsid="003a347f" style:font-size-asian="7pt" style:font-weight-asian="normal" style:font-size-complex="8pt" style:font-weight-complex="normal"/>
    </style:style>
    <style:style style:name="P7" style:family="paragraph" style:parent-style-name="Standard">
      <style:paragraph-properties fo:text-align="start" style:justify-single-word="false"/>
      <style:text-properties fo:font-size="8pt" fo:font-style="italic" fo:font-weight="normal" officeooo:rsid="002fe537" officeooo:paragraph-rsid="002fe537"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fo:font-size="8pt" fo:font-style="italic" fo:font-weight="normal" officeooo:rsid="002e5c1d" officeooo:paragraph-rsid="002e5c1d"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fo:font-size="8pt" fo:font-style="normal" fo:font-weight="normal" officeooo:rsid="002fe537" officeooo:paragraph-rsid="002fe537" style:font-size-asian="7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font-size="10pt" fo:font-weight="bold" officeooo:rsid="0029d27a" officeooo:paragraph-rsid="0029d27a" style:font-size-asian="8.75pt" style:font-weight-asian="bold" style:font-size-complex="10pt" style:font-weight-complex="bold"/>
    </style:style>
    <style:style style:name="P11" style:family="paragraph" style:parent-style-name="Standard">
      <style:paragraph-properties fo:text-align="start" style:justify-single-word="false"/>
      <style:text-properties fo:font-size="10pt" fo:font-weight="bold" officeooo:rsid="002e5c1d" officeooo:paragraph-rsid="002e5c1d" style:font-size-asian="8.75pt" style:font-weight-asian="bold" style:font-size-complex="10pt" style:font-weight-complex="bold"/>
    </style:style>
    <style:style style:name="P12" style:family="paragraph" style:parent-style-name="Standard">
      <style:paragraph-properties fo:text-align="center" style:justify-single-word="false"/>
      <style:text-properties fo:font-size="10pt" fo:font-weight="bold" officeooo:rsid="002e5c1d" officeooo:paragraph-rsid="002e5c1d" style:font-size-asian="8.75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officeooo:rsid="001e2c35" officeooo:paragraph-rsid="001e2c35" style:font-size-asian="8.75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officeooo:rsid="00347633" officeooo:paragraph-rsid="00347633" style:font-size-asian="8.75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rsid="0034d5e6" officeooo:paragraph-rsid="0034d5e6" style:font-size-asian="8.75pt" style:font-weight-asian="bold" style:font-size-complex="10pt" style:font-weight-complex="bold"/>
    </style:style>
    <style:style style:name="P16" style:family="paragraph" style:parent-style-name="Standard">
      <style:paragraph-properties fo:text-align="start" style:justify-single-word="false"/>
      <style:text-properties fo:font-size="10pt" fo:font-style="italic" fo:font-weight="bold" officeooo:rsid="003a347f" officeooo:paragraph-rsid="003a347f" style:font-size-asian="8.75pt" style:font-style-asian="italic" style:font-weight-asian="bold" style:font-size-complex="10pt" style:font-style-complex="italic" style:font-weight-complex="bold"/>
    </style:style>
    <style:style style:name="T1" style:family="text">
      <style:text-properties officeooo:rsid="0021ca4f"/>
    </style:style>
    <style:style style:name="T2" style:family="text">
      <style:text-properties officeooo:rsid="002229f2"/>
    </style:style>
    <style:style style:name="T3" style:family="text">
      <style:text-properties officeooo:rsid="0029d27a"/>
    </style:style>
    <style:style style:name="T4" style:family="text">
      <style:text-properties officeooo:rsid="002dabfc"/>
    </style:style>
    <style:style style:name="T5" style:family="text">
      <style:text-properties officeooo:rsid="002e5c1d"/>
    </style:style>
    <style:style style:name="T6" style:family="text">
      <style:text-properties fo:font-style="normal" style:font-style-asian="normal" style:font-style-complex="normal"/>
    </style:style>
    <style:style style:name="T7" style:family="text">
      <style:text-properties fo:font-style="normal" officeooo:rsid="002fe537" style:font-style-asian="normal" style:font-style-complex="normal"/>
    </style:style>
    <style:style style:name="T8" style:family="text">
      <style:text-properties fo:font-style="normal" officeooo:rsid="00317894" style:font-style-asian="normal" style:font-style-complex="normal"/>
    </style:style>
    <style:style style:name="T9" style:family="text">
      <style:text-properties fo:font-style="normal" officeooo:rsid="003220a1" style:font-style-asian="normal" style:font-style-complex="normal"/>
    </style:style>
    <style:style style:name="T10" style:family="text">
      <style:text-properties fo:font-style="normal" officeooo:rsid="0046abdd" style:font-style-asian="normal" style:font-style-complex="normal"/>
    </style:style>
    <style:style style:name="T11" style:family="text">
      <style:text-properties fo:font-style="normal" officeooo:rsid="00487712" style:font-style-asian="normal" style:font-style-complex="normal"/>
    </style:style>
    <style:style style:name="T12" style:family="text">
      <style:text-properties officeooo:rsid="002fe537"/>
    </style:style>
    <style:style style:name="T13" style:family="text">
      <style:text-properties officeooo:rsid="00347633"/>
    </style:style>
    <style:style style:name="T14" style:family="text">
      <style:text-properties fo:font-size="8pt" fo:font-weight="normal" style:font-size-asian="7pt" style:font-weight-asian="normal" style:font-size-complex="8pt" style:font-weight-complex="normal"/>
    </style:style>
    <style:style style:name="T15" style:family="text">
      <style:text-properties fo:font-size="8pt" fo:font-weight="normal" officeooo:rsid="0036783f" style:font-size-asian="7pt" style:font-weight-asian="normal" style:font-size-complex="8pt" style:font-weight-complex="normal"/>
    </style:style>
    <style:style style:name="T16" style:family="text">
      <style:text-properties fo:font-size="8pt" fo:font-weight="normal" officeooo:rsid="00389257" style:font-size-asian="7pt" style:font-weight-asian="normal" style:font-size-complex="8pt" style:font-weight-complex="normal"/>
    </style:style>
    <style:style style:name="T17" style:family="text">
      <style:text-properties fo:font-size="8pt" fo:font-weight="normal" officeooo:rsid="0039e049" style:font-size-asian="7pt" style:font-weight-asian="normal" style:font-size-complex="8pt" style:font-weight-complex="normal"/>
    </style:style>
    <style:style style:name="T18" style:family="text">
      <style:text-properties officeooo:rsid="0043df34"/>
    </style:style>
    <style:style style:name="T19" style:family="text">
      <style:text-properties officeooo:rsid="00452a7f"/>
    </style:style>
    <style:style style:name="T20" style:family="text">
      <style:text-properties officeooo:rsid="0048f73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235(workname)</text:p>
      <text:p text:style-name="P1"/>
      <text:p text:style-name="P1"/>
      <text:p text:style-name="P13">Intro</text:p>
      <text:p text:style-name="P2">U235 is a cold-war themed strategy game where players control factions that are fighting for control of islands. The <text:span text:style-name="T4">development of the</text:span> game is <text:span text:style-name="T4">focused</text:span> on <text:span text:style-name="T13">few key-concepts that are:</text:span> simultan<text:span text:style-name="T1">e</text:span>ous turn<text:span text:style-name="T13">s </text:span>(<text:span text:style-name="T2">every player’s</text:span> turn is at the same time), variable time-step(players have n <text:span text:style-name="T3">amount of</text:span> time to decide their actions, be that <text:span text:style-name="T3">either, for example</text:span> 1 minute or 1 <text:span text:style-name="T20">real life</text:span> day) based game progress, cut-throat diplomacy and <text:span text:style-name="T13">a</text:span> <text:span text:style-name="T13">simple espionage system. Each faction controls three different kind of units, which all have their own capabilities. Units are used to wrestle control over islands that form circular rims around a central island. More islands controlled means more units for a faction. The game is supposed to be able to be played locally or via internet using primitive null-terminated string command based communication between clients and server.</text:span></text:p>
      <text:p text:style-name="P2"/>
      <text:p text:style-name="P10">Simultaneous turn-based gameplay</text:p>
      <text:p text:style-name="P3">The idea behind simultaneous turns appears tempting as not only does it obviously remove the time players spend waiting for their own turn, it also makes it possible for players to play the game with extremely long turn times, like days, <text:span text:style-name="T5">while still allowing</text:span> <text:span text:style-name="T5">players to commit</text:span> than just a few minutes per turn to stay in the game.</text:p>
      <text:p text:style-name="P2"/>
      <text:p text:style-name="P12">Detailed descpription</text:p>
      <text:p text:style-name="P11">Diplomacy</text:p>
      <text:p text:style-name="P4">Players start on different corners of the <text:span text:style-name="T13">archipelago</text:span> in a procedurally generated island system, that forms a symmetrical rim of islands around <text:span text:style-name="T13">one central island</text:span>. By default all players are waging war with each other but at anytime can two factions assign a peace treaty and declare war on each other. <text:span text:style-name="T13">In order to sign a peace treaty, a faction can make a peace request to another faction. When such a request has been made by both sides, the factions enter a peace treaty. If an unclaimed island has regiments from multiple factions that are in peace with one another the island will stay unclaimed.</text:span></text:p>
      <text:p text:style-name="P4"/>
      <text:p text:style-name="P11">Units</text:p>
      <text:p text:style-name="P4">There are tree kinds of troops in the game: regiments, battleships and spies.</text:p>
      <text:p text:style-name="P8"/>
      <text:p text:style-name="P8">Regiments</text:p>
      <text:p text:style-name="P5"><text:span text:style-name="T12">r</text:span>egiments are able to capture islands for a faction, increasing it’s recruiment rate for future units. However, they can only move to their adjacent islands once per turn. <text:span text:style-name="T7">Regiments and battleships have the same fighting strength.</text:span></text:p>
      <text:p text:style-name="P8">Battleships</text:p>
      <text:p text:style-name="P9">Battleships are unable to capture islands, but they have a capability to move to any island on the map in a single turn. Regiments and battleships have the same fighting strength.</text:p>
      <text:p text:style-name="P7">Spies</text:p>
      <text:p text:style-name="P7"><text:span text:style-name="T6">Spies </text:span><text:span text:style-name="T8">can not fight nor can they be killed </text:span><text:span text:style-name="T10">or even directly spotted</text:span><text:span text:style-name="T8">. Instead, they provide intel</text:span><text:span text:style-name="T10">ligence</text:span><text:span text:style-name="T8"> </text:span><text:span text:style-name="T10">about</text:span><text:span text:style-name="T8"> enemy troop</text:span><text:span text:style-name="T10">s</text:span><text:span text:style-name="T8"> </text:span><text:span text:style-name="T11">the same way every other unit in the game does but on top of that they hide troop information from enemies when they don’t have units on the island the spy is on.</text:span></text:p>
      <text:p text:style-name="P16"><text:span text:style-name="T9">N</text:span><text:span text:style-name="T6">uclear Bombs</text:span></text:p>
      <text:p text:style-name="P6">The project workname U235 comes from the idea of nuclear bombs in one form or another. For now development is centered on providing an alpha version and a functional game client and server and as such nuclear capabilities will be planned and implemented later on. There seems to be little point in adding them before <text:span text:style-name="T18">having</text:span> any <text:span text:style-name="T19">empirical</text:span> data on the dominant metagame and balance problems.</text:p>
      <text:p text:style-name="P14">Victory Condition</text:p>
      <text:p text:style-name="P15"><text:span text:style-name="T14">Victory conditions are liable to change as the project progresses and proper game-testing can be implemented. </text:span><text:span text:style-name="T15">Naturally</text:span><text:span text:style-name="T14"> one </text:span><text:span text:style-name="T16">and the only</text:span><text:span text:style-name="T14"> victory condition </text:span><text:span text:style-name="T16">so far</text:span><text:span text:style-name="T14"> is to simply be the last faction standing and control all </text:span><text:span text:style-name="T15">the</text:span><text:span text:style-name="T14"> islands. </text:span><text:span text:style-name="T17">The idea of multiple allied faction victory states will most likely be implemented some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1:56:27.827000000</meta:creation-date>
    <dc:date>2018-01-31T18:30:51.395000000</dc:date>
    <meta:editing-duration>PT2H28M30S</meta:editing-duration>
    <meta:editing-cycles>34</meta:editing-cycles>
    <meta:generator>LibreOffice/5.1.0.3$Windows_x86 LibreOffice_project/5e3e00a007d9b3b6efb6797a8b8e57b51ab1f737</meta:generator>
    <meta:document-statistic meta:table-count="0" meta:image-count="0" meta:object-count="0" meta:page-count="1" meta:paragraph-count="20" meta:word-count="568" meta:character-count="3411" meta:non-whitespace-character-count="2863"/>
  </office:meta>
</office:document-meta>
</file>